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librepythonista/dnpaxblkksyulv/id_kkHoIXxTZx2Hxa.py" manifest:media-type=""/>
  <manifest:file-entry manifest:full-path="librepythonista/dnpaxblkksyulv/id_z2dinkVtkns5ol.py" manifest:media-type=""/>
  <manifest:file-entry manifest:full-path="librepythonista/dnpaxblkksyulv/id_pXiCpBaqxAi3Ue.py" manifest:media-type=""/>
  <manifest:file-entry manifest:full-path="librepythonista/dnpaxblkksyulv/id_quLLC9LncmUh33.py" manifest:media-type=""/>
  <manifest:file-entry manifest:full-path="librepythonista/dnpaxblkksyulv/id_RMXoy21QVyx59G.py" manifest:media-type=""/>
  <manifest:file-entry manifest:full-path="librepythonista/dnpaxblkksyulv/id_eOErQBowpRNZHp.py" manifest:media-type=""/>
  <manifest:file-entry manifest:full-path="librepythonista/dnpaxblkksyulv/id_3tHHW7xNRsa6gS.py" manifest:media-type=""/>
  <manifest:file-entry manifest:full-path="librepythonista/dnpaxblkksyulv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json/DocumentCustomProperties.json" manifest:media-type=""/>
  <manifest:file-entry manifest:full-path="json/" manifest:media-type="application/binary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59.09mm"/>
    </style:style>
    <style:style style:name="co6" style:family="table-column">
      <style:table-column-properties fo:break-before="auto" style:column-width="40.29mm"/>
    </style:style>
    <style:style style:name="co7" style:family="table-column">
      <style:table-column-properties fo:break-before="auto" style:column-width="57.19mm"/>
    </style:style>
    <style:style style:name="co8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" style:family="table-cell" style:parent-style-name="Default">
      <style:table-cell-properties style:text-align-source="fix" style:repeat-content="false"/>
      <style:paragraph-properties fo:text-align="start" css3t:text-justify="auto" fo:margin-left="4.94mm"/>
    </style:style>
    <style:style style:name="ce1" style:family="table-cell" style:parent-style-name="Default" style:data-style-name="N37"/>
    <style:style style:name="ce14" style:family="table-cell" style:parent-style-name="Default">
      <style:table-cell-properties fo:border-bottom="none" style:diagonal-bl-tr="none" style:diagonal-tl-br="none" fo:border-left="0.74pt solid #81aca6" fo:padding="0.35mm" fo:border-right="none" style:shadow="#50938a 1.01mm 1.01mm" fo:border-top="0.74pt solid #81aca6"/>
    </style:style>
    <style:style style:name="ce15" style:family="table-cell" style:parent-style-name="Default" style:data-style-name="N37">
      <style:table-cell-properties fo:border-bottom="none" style:diagonal-bl-tr="none" style:diagonal-tl-br="none" fo:border-left="0.74pt solid #81aca6" fo:padding="0.35mm" fo:border-right="none" style:shadow="#50938a 1.01mm 1.01mm" fo:border-top="none"/>
    </style:style>
    <style:style style:name="ce16" style:family="table-cell" style:parent-style-name="Default" style:data-style-name="N37">
      <style:table-cell-properties fo:border-bottom="0.74pt solid #81aca6" style:diagonal-bl-tr="none" style:diagonal-tl-br="none" fo:border-left="0.74pt solid #81aca6" fo:padding="0.35mm" fo:border-right="none" style:shadow="#50938a 1.01mm 1.01mm" fo:border-top="none"/>
    </style:style>
    <style:style style:name="ce17" style:family="table-cell" style:parent-style-name="Default" style:data-style-name="N37">
      <style:table-cell-properties style:diagonal-bl-tr="none" style:diagonal-tl-br="none" fo:border="none" fo:padding="0.35mm" style:shadow="none"/>
    </style:style>
    <style:style style:name="ce18" style:family="table-cell" style:parent-style-name="Default">
      <style:table-cell-properties fo:border-bottom="none" style:diagonal-bl-tr="none" style:diagonal-tl-br="none" fo:border-left="none" fo:padding="0.35mm" fo:border-right="none" style:shadow="#50938a 1.01mm 1.01mm" fo:border-top="0.74pt solid #81aca6"/>
    </style:style>
    <style:style style:name="ce19" style:family="table-cell" style:parent-style-name="Default">
      <style:table-cell-properties style:diagonal-bl-tr="none" style:diagonal-tl-br="none" fo:padding="0.35mm" style:shadow="#50938a 1.01mm 1.01mm"/>
    </style:style>
    <style:style style:name="ce10" style:family="table-cell" style:parent-style-name="Default">
      <style:table-cell-properties style:diagonal-bl-tr="none" style:diagonal-tl-br="none" fo:border="none" fo:padding="0.35mm" style:shadow="#50938a 1.01mm 1.01mm"/>
    </style:style>
    <style:style style:name="ce20" style:family="table-cell" style:parent-style-name="Default">
      <style:table-cell-properties fo:border-bottom="0.74pt solid #81aca6" style:diagonal-bl-tr="none" style:diagonal-tl-br="none" fo:border-left="none" fo:padding="0.35mm" fo:border-right="none" style:shadow="#50938a 1.01mm 1.01mm" fo:border-top="none"/>
    </style:style>
    <style:style style:name="ce21" style:family="table-cell" style:parent-style-name="Default">
      <style:table-cell-properties style:diagonal-bl-tr="none" style:diagonal-tl-br="none" fo:padding="0.35mm" style:shadow="none"/>
    </style:style>
    <style:style style:name="ce22" style:family="table-cell" style:parent-style-name="Default">
      <style:table-cell-properties style:diagonal-bl-tr="none" style:diagonal-tl-br="none" fo:border="none" fo:padding="0.35mm" style:shadow="none"/>
    </style:style>
    <style:style style:name="ce23" style:family="table-cell" style:parent-style-name="Default">
      <style:table-cell-properties fo:border-bottom="none" style:diagonal-bl-tr="none" style:diagonal-tl-br="none" fo:border-left="none" fo:padding="0.35mm" fo:border-right="0.74pt solid #81aca6" style:shadow="#50938a 1.01mm 1.01mm" fo:border-top="0.74pt solid #81aca6"/>
    </style:style>
    <style:style style:name="ce24" style:family="table-cell" style:parent-style-name="Default">
      <style:table-cell-properties fo:border-bottom="none" style:diagonal-bl-tr="none" style:diagonal-tl-br="none" fo:border-left="none" fo:padding="0.35mm" fo:border-right="0.74pt solid #81aca6" style:shadow="#50938a 1.01mm 1.01mm" fo:border-top="none"/>
    </style:style>
    <style:style style:name="ce25" style:family="table-cell" style:parent-style-name="Default">
      <style:table-cell-properties fo:border-bottom="0.74pt solid #81aca6" style:diagonal-bl-tr="none" style:diagonal-tl-br="none" fo:border-left="none" fo:padding="0.35mm" fo:border-right="0.74pt solid #81aca6" style:shadow="#50938a 1.01mm 1.01mm" fo:border-top="none"/>
    </style:style>
    <style:style style:name="ce33" style:family="table-cell" style:parent-style-name="Default">
      <style:table-cell-properties style:diagonal-bl-tr="none" style:diagonal-tl-br="none" fo:border="none" fo:padding="0.35mm" style:shadow="none"/>
    </style:style>
    <style:style style:name="ce34" style:family="table-cell" style:parent-style-name="Default" style:data-style-name="N37">
      <style:table-cell-properties style:diagonal-bl-tr="none" style:diagonal-tl-br="none" fo:border="none" fo:padding="0.35mm" style:shadow="none"/>
    </style:style>
    <style:style style:name="ce35" style:family="table-cell" style:parent-style-name="Default">
      <style:table-cell-properties style:diagonal-bl-tr="none" style:diagonal-tl-br="none" fo:padding="0.35mm" style:shadow="none"/>
    </style:style>
    <style:style style:name="ce31" style:family="table-cell" style:parent-style-name="Default" style:data-style-name="N104">
      <style:table-cell-properties fo:border-bottom="none" style:diagonal-bl-tr="none" style:diagonal-tl-br="none" fo:border-left="none" fo:padding="0.35mm" fo:border-right="0.74pt solid #81aca6" style:shadow="#50938a 1.01mm 1.01mm" fo:border-top="none"/>
    </style:style>
    <style:style style:name="ce32" style:family="table-cell" style:parent-style-name="Default" style:data-style-name="N104">
      <style:table-cell-properties fo:border-bottom="0.74pt solid #81aca6" style:diagonal-bl-tr="none" style:diagonal-tl-br="none" fo:border-left="none" fo:padding="0.35mm" fo:border-right="0.74pt solid #81aca6" style:shadow="#50938a 1.01mm 1.01mm" fo:border-top="none"/>
    </style:style>
    <style:style style:name="ce38" style:family="table-cell" style:parent-style-name="Default" style:data-style-name="N104">
      <style:table-cell-properties style:diagonal-bl-tr="none" style:diagonal-tl-br="none" fo:border="none" fo:padding="0.35mm" style:shadow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P1" style:family="paragraph"/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dnpaxblkksyulv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8ipjdhcolw3wjp" form:control-implementation="ooo:com.sun.star.form.component.HiddenControl" xml:id="control2" form:id="control2">
              <form:properties>
                <form:property form:property-name="libre_pythonista_array_ability" office:value-type="boolean" office:boolean-value="true"/>
                <form:property form:property-name="libre_pythonista_codename" office:value-type="string" office:string-value="id_quLLC9LncmUh33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quLLC9LncmUh33"/>
              </form:properties>
            </form:hidden>
            <form:hidden form:name="iddm8j97vpgnfdnk" form:control-implementation="ooo:com.sun.star.form.component.HiddenControl" xml:id="control3" form:id="control3">
              <form:properties>
                <form:property form:property-name="libre_pythonista_array_ability" office:value-type="boolean" office:boolean-value="true"/>
                <form:property form:property-name="libre_pythonista_codename" office:value-type="string" office:string-value="id_RMXoy21QVyx59G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RMXoy21QVyx59G"/>
              </form:properties>
            </form:hidden>
            <form:hidden form:name="idpgkrmootsdifdu" form:control-implementation="ooo:com.sun.star.form.component.HiddenControl" xml:id="control4" form:id="control4">
              <form:properties>
                <form:property form:property-name="libre_pythonista_array_ability" office:value-type="boolean" office:boolean-value="false"/>
                <form:property form:property-name="libre_pythonista_codename" office:value-type="string" office:string-value="id_pXiCpBaqxAi3Ue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pXiCpBaqxAi3Ue"/>
              </form:properties>
            </form:hidden>
            <form:hidden form:name="idroxcrw7eo7fq0i" form:control-implementation="ooo:com.sun.star.form.component.HiddenControl" xml:id="control5" form:id="control5">
              <form:properties>
                <form:property form:property-name="libre_pythonista_array_ability" office:value-type="boolean" office:boolean-value="false"/>
                <form:property form:property-name="libre_pythonista_codename" office:value-type="string" office:string-value="id_kkHoIXxTZx2Hxa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kkHoIXxTZx2Hxa"/>
              </form:properties>
            </form:hidden>
            <form:hidden form:name="idrtmzvuahwsktuf" form:control-implementation="ooo:com.sun.star.form.component.HiddenControl" xml:id="control6" form:id="control6">
              <form:properties>
                <form:property form:property-name="libre_pythonista_array_ability" office:value-type="boolean" office:boolean-value="true"/>
                <form:property form:property-name="libre_pythonista_codename" office:value-type="string" office:string-value="id_3tHHW7xNRsa6gS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3tHHW7xNRsa6gS"/>
              </form:properties>
            </form:hidden>
            <form:hidden form:name="idmquojensbj63gh" form:control-implementation="ooo:com.sun.star.form.component.HiddenControl" xml:id="control7" form:id="control7">
              <form:properties>
                <form:property form:property-name="libre_pythonista_array_ability" office:value-type="boolean" office:boolean-value="true"/>
                <form:property form:property-name="libre_pythonista_codename" office:value-type="string" office:string-value="id_z2dinkVtkns5ol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z2dinkVtkns5ol"/>
              </form:properties>
            </form:hidden>
            <form:hidden form:name="idfcjtekhvhnmvfn" form:control-implementation="ooo:com.sun.star.form.component.HiddenControl" xml:id="control8" form:id="control8">
              <form:properties>
                <form:property form:property-name="libre_pythonista_array_ability" office:value-type="boolean" office:boolean-value="false"/>
                <form:property form:property-name="libre_pythonista_codename" office:value-type="string" office:string-value="id_eOErQBowpRNZHp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eOErQBowpRNZHp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quLLC9LncmUh33" form:control-implementation="ooo:com.sun.star.form.component.CommandButton" xml:id="control9" form:id="control9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RMXoy21QVyx59G" form:control-implementation="ooo:com.sun.star.form.component.CommandButton" xml:id="control10" form:id="control10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pXiCpBaqxAi3Ue" form:control-implementation="ooo:com.sun.star.form.component.CommandButton" xml:id="control11" form:id="control11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kkHoIXxTZx2Hxa" form:control-implementation="ooo:com.sun.star.form.component.CommandButton" xml:id="control12" form:id="control12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z2dinkVtkns5ol" form:control-implementation="ooo:com.sun.star.form.component.CommandButton" xml:id="control13" form:id="control13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eOErQBowpRNZHp" form:control-implementation="ooo:com.sun.star.form.component.CommandButton" xml:id="control14" form:id="control14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3tHHW7xNRsa6gS" form:control-implementation="ooo:com.sun.star.form.component.CommandButton" xml:id="control15" form:id="control15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5" table:default-cell-style-name="ce19"/>
        <table:table-column table:style-name="co6" table:default-cell-style-name="ce19"/>
        <table:table-column table:style-name="co1" table:default-cell-style-name="ce24"/>
        <table:table-column table:style-name="co1" table:default-cell-style-name="Default"/>
        <table:table-column table:style-name="co1" table:default-cell-style-name="ce34"/>
        <table:table-column table:style-name="co7" table:default-cell-style-name="Default"/>
        <table:table-column table:style-name="co8" table:default-cell-style-name="Default"/>
        <table:table-column table:style-name="co1" table:default-cell-style-name="ce38"/>
        <table:table-column table:style-name="co1" table:default-cell-style-name="Default"/>
        <table:table-row table:style-name="ro1">
          <table:table-cell table:style-name="ce12" table:formula="of:=COM.GITHUB.AMOURSPIRIT.EXTENSION.LIBREPYTHONISTA.PYIMPL.PYC(SHEET();CELL(&quot;ADDRESS&quot;))" office:value-type="string" office:string-value="imports" calcext:value-type="string">
            <text:p>imports</text:p>
            <draw:control table:end-cell-address="Sheet1.A1" table:end-x="0.01mm" table:end-y="0.01mm" draw:z-index="1" draw:name="_cprop_idfcjtekhvhnmvfn_id" draw:style-name="gr1" draw:text-style-name="P1" drawooo:display="screen" svg:width="0.01mm" svg:height="0.01mm" svg:x="0mm" svg:y="0mm"/>
            <draw:control table:end-cell-address="Sheet1.A2" table:end-x="4.53mm" table:end-y="0.01mm" draw:z-index="2" draw:name="SHAPE_libre_pythonista_ctl_cell_id_eOErQBowpRNZHp" draw:style-name="gr2" draw:text-style-name="P2" drawooo:display="screen" svg:width="4.53mm" svg:height="4.53mm" svg:x="0mm" svg:y="0mm" draw:control="control14"/>
          </table:table-cell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.LIBREPYTHONISTA.PYIMPL.PYC(SHEET();CELL(&quot;ADDRESS&quot;);[.A2:.D13])">
            <text:p/>
            <draw:control table:end-cell-address="Sheet1.E2" table:end-x="0.01mm" table:end-y="0.01mm" draw:z-index="10" draw:name="_cprop_id8ipjdhcolw3wjp_id" draw:style-name="gr1" draw:text-style-name="P1" drawooo:display="screen" svg:width="0.01mm" svg:height="0.01mm" svg:x="0mm" svg:y="0mm"/>
            <draw:control table:end-cell-address="Sheet1.E3" table:end-x="22.58mm" table:end-y="0.01mm" draw:z-index="11" draw:name="SHAPE_libre_pythonista_ctl_cell_id_quLLC9LncmUh33" draw:style-name="gr2" draw:text-style-name="P2" drawooo:display="screen" svg:width="22.58mm" svg:height="4.52mm" svg:x="0mm" svg:y="0mm" draw:control="control9"/>
          </table:table-cell>
          <table:table-cell/>
          <table:table-cell table:style-name="ce14" table:number-matrix-columns-spanned="4" table:number-matrix-rows-spanned="25" table:formula="of:=COM.GITHUB.AMOURSPIRIT.EXTENSION.LIBREPYTHONISTA.PYIMPL.PYC(SHEET();CELL(&quot;ADDRESS&quot;);[.E2])" office:value-type="string" office:string-value="Date" calcext:value-type="string">
            <text:p>Date</text:p>
            <draw:control table:end-cell-address="Sheet1.G2" table:end-x="0.01mm" table:end-y="0.01mm" draw:z-index="12" draw:name="_cprop_iddm8j97vpgnfdnk_id" draw:style-name="gr1" draw:text-style-name="P1" drawooo:display="screen" svg:width="0.01mm" svg:height="0.01mm" svg:x="0mm" svg:y="0mm"/>
            <draw:control table:end-cell-address="Sheet1.H3" table:end-x="0.01mm" table:end-y="0.01mm" draw:z-index="13" draw:name="SHAPE_libre_pythonista_ctl_cell_id_RMXoy21QVyx59G" draw:style-name="gr2" draw:text-style-name="P2" drawooo:display="none" svg:width="22.59mm" svg:height="4.52mm" svg:x="0mm" svg:y="0mm" draw:control="control10"/>
          </table:table-cell>
          <table:table-cell table:style-name="ce18" office:value-type="string" office:string-value="Product" calcext:value-type="string">
            <text:p>Product</text:p>
          </table:table-cell>
          <table:table-cell table:style-name="ce18" office:value-type="string" office:string-value="variable" calcext:value-type="string">
            <text:p>variable</text:p>
          </table:table-cell>
          <table:table-cell table:style-name="ce23" office:value-type="string" office:string-value="value" calcext:value-type="string">
            <text:p>value</text:p>
          </table:table-cell>
          <table:table-cell/>
          <table:table-cell table:style-name="ce14" table:number-matrix-columns-spanned="4" table:number-matrix-rows-spanned="5" table:formula="of:=COM.GITHUB.AMOURSPIRIT.EXTENSION.LIBREPYTHONISTA.PYIMPL.PYC(SHEET();CELL(&quot;ADDRESS&quot;);[.E2])" office:value-type="string" office:string-value="Date" calcext:value-type="string">
            <text:p>Date</text:p>
            <draw:control table:end-cell-address="Sheet1.L3" table:end-x="22.59mm" table:end-y="0.01mm" draw:z-index="3" draw:name="SHAPE_libre_pythonista_ctl_cell_id_3tHHW7xNRsa6gS" draw:style-name="gr2" draw:text-style-name="P2" drawooo:display="none" svg:width="22.59mm" svg:height="4.52mm" svg:x="0mm" svg:y="0mm" draw:control="control15"/>
            <draw:control table:end-cell-address="Sheet1.L2" table:end-x="0.01mm" table:end-y="0.01mm" draw:z-index="6" draw:name="_cprop_idrtmzvuahwsktuf_id" draw:style-name="gr1" draw:text-style-name="P1" drawooo:display="screen" svg:width="0.01mm" svg:height="0.01mm" svg:x="0mm" svg:y="0mm"/>
          </table:table-cell>
          <table:table-cell table:style-name="ce18" office:value-type="string" office:string-value="Product" calcext:value-type="string">
            <text:p>Product</text:p>
          </table:table-cell>
          <table:table-cell table:style-name="ce18" office:value-type="string" office:string-value="Quality" calcext:value-type="string">
            <text:p>Quality</text:p>
          </table:table-cell>
          <table:table-cell table:style-name="ce23" office:value-type="string" office:string-value="Sales" calcext:value-type="string">
            <text:p>Sales</text:p>
          </table:table-cell>
          <table:table-cell table:style-name="ce22"/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5" office:value-type="date" office:date-value="2023-06-04" calcext:value-type="date">
            <text:p>06/04/23</text:p>
          </table:table-cell>
          <table:table-cell table:style-name="ce19" office:value-type="string" office:string-value="Women crop top black" calcext:value-type="string">
            <text:p>Women crop top black</text:p>
          </table:table-cell>
          <table:table-cell table:style-name="ce19" office:value-type="float" office:value="190" calcext:value-type="float">
            <text:p>190</text:p>
          </table:table-cell>
          <table:table-cell table:style-name="ce31" office:value-type="currency" office:currency="USD" office:value="1900" calcext:value-type="currency">
            <text:p>$1,900.00</text:p>
          </table:table-cell>
          <table:table-cell table:style-name="ce22"/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15" office:value-type="date" office:date-value="2023-07-07" calcext:value-type="date">
            <text:p>07/07/23</text:p>
          </table:table-cell>
          <table:table-cell table:style-name="ce19" office:value-type="string" office:string-value="Women type T simple black" calcext:value-type="string">
            <text:p>Women type T simple black</text:p>
          </table:table-cell>
          <table:table-cell table:style-name="ce19" office:value-type="float" office:value="200" calcext:value-type="float">
            <text:p>200</text:p>
          </table:table-cell>
          <table:table-cell table:style-name="ce31" office:value-type="currency" office:currency="USD" office:value="1560" calcext:value-type="currency">
            <text:p>$1,560.00</text:p>
          </table:table-cell>
          <table:table-cell table:style-name="ce22"/>
        </table:table-row>
        <table:table-row table:style-name="ro1">
          <table:table-cell table:style-name="ce1" office:value-type="date" office:date-value="2033-06-01" calcext:value-type="date">
            <text:p>06/01/3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5" office:value-type="date" office:date-value="2023-07-10" calcext:value-type="date">
            <text:p>07/10/23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float" office:value="6000" calcext:value-type="float">
            <text:p>6000</text:p>
          </table:table-cell>
          <table:table-cell table:style-name="ce31" office:value-type="currency" office:currency="USD" office:value="8000" calcext:value-type="currency">
            <text:p>$8,000.00</text:p>
          </table:table-cell>
          <table:table-cell table:style-name="ce22"/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Laptop Bag Red</text:p>
          </table:table-cell>
          <table:table-cell office:value-type="float" office:value="60" calcext:value-type="float">
            <text:p>60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6" office:value-type="date" office:date-value="2023-06-10" calcext:value-type="date">
            <text:p>06/10/23</text:p>
          </table:table-cell>
          <table:table-cell table:style-name="ce20" office:value-type="string" office:string-value="Women type T simple black" calcext:value-type="string">
            <text:p>Women type T simple black</text:p>
          </table:table-cell>
          <table:table-cell table:style-name="ce20" office:value-type="float" office:value="400" calcext:value-type="float">
            <text:p>400</text:p>
          </table:table-cell>
          <table:table-cell table:style-name="ce32" office:value-type="currency" office:currency="USD" office:value="1680" calcext:value-type="currency">
            <text:p>$1,680.00</text:p>
          </table:table-cell>
          <table:table-cell table:style-name="ce22"/>
        </table:table-row>
        <table:table-row table:style-name="ro1">
          <table:table-cell table:style-name="ce1" office:value-type="date" office:date-value="2023-06-02" calcext:value-type="date">
            <text:p>06/02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date" office:date-value="2023-06-03" calcext:value-type="date">
            <text:p>06/03/2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3" table:formula="of:=COM.GITHUB.AMOURSPIRIT.EXTENSION.LIBREPYTHONISTA.PYIMPL.PYC(SHEET();CELL(&quot;ADDRESS&quot;);[.E2])" office:value-type="string" office:string-value="Date" calcext:value-type="string">
            <text:p>Date</text:p>
            <draw:control table:end-cell-address="Sheet1.L10" table:end-x="22.59mm" table:end-y="0.01mm" draw:z-index="0" draw:name="SHAPE_libre_pythonista_ctl_cell_id_z2dinkVtkns5ol" draw:style-name="gr2" draw:text-style-name="P2" drawooo:display="screen" svg:width="22.59mm" svg:height="4.53mm" svg:x="0mm" svg:y="0mm" draw:control="control13"/>
            <draw:control table:end-cell-address="Sheet1.L9" table:end-x="0.01mm" table:end-y="0.01mm" draw:z-index="7" draw:name="_cprop_idmquojensbj63gh_id" draw:style-name="gr1" draw:text-style-name="P1" drawooo:display="screen" svg:width="0.01mm" svg:height="0.01mm" svg:x="0mm" svg:y="0mm"/>
          </table:table-cell>
          <table:table-cell table:style-name="ce33" table:number-columns-repeated="3"/>
          <table:table-cell/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1" office:value-type="date" office:date-value="2023-06-04" calcext:value-type="date">
            <text:p>06/04/23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1" office:value-type="date" office:date-value="2023-07-07" calcext:value-type="date">
            <text:p>07/07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200" calcext:value-type="float">
            <text:p>20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7-07" calcext:value-type="date">
            <text:p>07/07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1" office:value-type="date" office:date-value="2023-07-10" calcext:value-type="date">
            <text:p>07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date" office:date-value="2023-07-10" calcext:value-type="date">
            <text:p>07/10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1" office:value-type="date" office:date-value="2023-06-10" calcext:value-type="date">
            <text:p>06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400" calcext:value-type="float">
            <text:p>40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06/10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ce35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2" table:formula="of:=COM.GITHUB.AMOURSPIRIT.EXTENSION.LIBREPYTHONISTA.PYIMPL.PYC(SHEET();CELL(&quot;ADDRESS&quot;))" office:value-type="string" office:string-value="float64" calcext:value-type="string">
            <text:p>float64</text:p>
            <draw:control table:end-cell-address="Sheet1.C15" table:end-x="0.01mm" table:end-y="0.01mm" draw:z-index="8" draw:name="_cprop_idpgkrmootsdifdu_id" draw:style-name="gr1" draw:text-style-name="P1" drawooo:display="screen" svg:width="0.01mm" svg:height="0.01mm" svg:x="0mm" svg:y="0mm"/>
            <draw:control table:end-cell-address="Sheet1.C16" table:end-x="4.55mm" table:end-y="0.01mm" draw:z-index="9" draw:name="SHAPE_libre_pythonista_ctl_cell_id_pXiCpBaqxAi3Ue" draw:style-name="gr2" draw:text-style-name="P2" drawooo:display="screen" svg:width="4.55mm" svg:height="4.52mm" svg:x="0mm" svg:y="0mm" draw:control="control11"/>
          </table:table-cell>
          <table:table-cell table:style-name="ce12" table:formula="of:=COM.GITHUB.AMOURSPIRIT.EXTENSION.LIBREPYTHONISTA.PYIMPL.PYC(SHEET();CELL(&quot;ADDRESS&quot;))" office:value-type="string" office:string-value="float64" calcext:value-type="string">
            <text:p>float64</text:p>
            <draw:control table:end-cell-address="Sheet1.D15" table:end-x="0.01mm" table:end-y="0.01mm" draw:z-index="4" draw:name="_cprop_idroxcrw7eo7fq0i_id" draw:style-name="gr1" draw:text-style-name="P1" drawooo:display="screen" svg:width="0.01mm" svg:height="0.01mm" svg:x="0mm" svg:y="0mm"/>
            <draw:control table:end-cell-address="Sheet1.D15" table:end-x="4.52mm" table:end-y="4.52mm" draw:z-index="5" draw:name="SHAPE_libre_pythonista_ctl_cell_id_kkHoIXxTZx2Hxa" draw:style-name="gr2" draw:text-style-name="P2" drawooo:display="screen" svg:width="4.52mm" svg:height="4.52mm" svg:x="0mm" svg:y="0mm" draw:control="control12"/>
          </table:table-cell>
          <table:table-cell table:number-columns-repeated="2"/>
          <table:table-cell office:value-type="date" office:date-value="2023-06-01" calcext:value-type="date">
            <text:p>06/01/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35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table:style-name="ce35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date" office:date-value="2033-06-01" calcext:value-type="date">
            <text:p>06/01/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table:style-name="ce35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table:style-name="ce35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date" office:date-value="2023-06-02" calcext:value-type="date">
            <text:p>06/02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table:style-name="ce35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office:value-type="date" office:date-value="2023-07-07" calcext:value-type="date">
            <text:p>07/07/23</text:p>
          </table:table-cell>
          <table:table-cell table:style-name="ce10" office:value-type="string" office:string-value="Women type T simple black" calcext:value-type="string">
            <text:p>Women type T simple black</text:p>
          </table:table-cell>
          <table:table-cell table:style-name="ce10"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office:value-type="date" office:date-value="2023-07-10" calcext:value-type="date">
            <text:p>07/10/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table:style-name="ce16" office:value-type="date" office:date-value="2023-06-10" calcext:value-type="date">
            <text:p>06/10/23</text:p>
          </table:table-cell>
          <table:table-cell table:style-name="ce20" office:value-type="string" office:string-value="Women type T simple black" calcext:value-type="string">
            <text:p>Women type T simple black</text:p>
          </table:table-cell>
          <table:table-cell table:style-name="ce20" office:value-type="string" office:string-value="Sales" calcext:value-type="string">
            <text:p>Sales</text:p>
          </table:table-cell>
          <table:table-cell table:style-name="ce25" office:value-type="float" office:value="1680" calcext:value-type="float">
            <text:p>168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table:style-name="ce17"/>
          <table:table-cell table:style-name="ce21" table:number-columns-repeated="2"/>
          <table:table-cell table:style-name="ce2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6"/>
          <table:table-cell table:style-name="ce17"/>
          <table:table-cell table:style-name="ce22" table:number-columns-repeated="3"/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04:30:24.536848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6-17T17:17:55.701824630</meta:creation-date>
    <dc:date>2024-06-23T04:33:50.869721367</dc:date>
    <dc:creator>Libre Developer</dc:creator>
    <meta:editing-duration>PT1H6M46S</meta:editing-duration>
    <meta:editing-cycles>23</meta:editing-cycles>
    <meta:generator>LibreOffice/7.6.3.1$Linux_X86_64 LibreOffice_project/60$Build-1</meta:generator>
    <meta:document-statistic meta:table-count="1" meta:cell-count="177" meta:object-count="14"/>
  </office:meta>
</office:document-meta>
</file>